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_on0</text:p>
          </table:table-cell>
          <table:table-cell office:value-type="string" calcext:value-type="string">
            <text:p>sigma_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kbt</text:p>
          </table:table-cell>
          <table:table-cell office:value-type="string" calcext:value-type="string">
            <text:p>deltaT</text:p>
          </table:table-cell>
          <table:table-cell/>
          <table:table-cell office:value-type="string" calcext:value-type="string">
            <text:p>k_on</text:p>
          </table:table-cell>
          <table:table-cell office:value-type="string" calcext:value-type="string">
            <text:p>P_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800" office:value-type="float" office:value="800" calcext:value-type="float">
            <text:p>800</text:p>
          </table:table-cell>
          <table:table-cell table:formula="of:=0.5*0.000000001" office:value-type="float" office:value="0.0000000005" calcext:value-type="float">
            <text:p>5E-10</text:p>
          </table:table-cell>
          <table:table-cell table:formula="of:=0.000001" office:value-type="float" office:value="0.000001" calcext:value-type="float">
            <text:p>1E-06</text:p>
          </table:table-cell>
          <table:table-cell table:formula="of:=310*1.38065E-023" office:value-type="float" office:value="4.280015E-021" calcext:value-type="float">
            <text:p>4.280015E-21</text:p>
          </table:table-cell>
          <table:table-cell table:formula="of:=10^-7" office:value-type="float" office:value="0.0000001" calcext:value-type="float">
            <text:p>1E-07</text:p>
          </table:table-cell>
          <table:table-cell/>
          <table:table-cell table:formula="of:=[.C3]*EXP(-1*[.D3]*[.E3]*[.E3]/(2*[.F3]))" office:value-type="float" office:value="754.609741870352" calcext:value-type="float">
            <text:p>754.609741870352</text:p>
          </table:table-cell>
          <table:table-cell table:formula="of:=1-EXP(-1*[.I3]*[.G3])" office:value-type="float" office:value="0.0000754581270793198" calcext:value-type="float">
            <text:p>7.54581270793198E-0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[.J3]-[.J7]" office:value-type="float" office:value="-0.000124523030563983" calcext:value-type="float">
            <text:p>-0.000124523030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_off0</text:p>
          </table:table-cell>
          <table:table-cell office:value-type="string" calcext:value-type="string">
            <text:p>sigma_off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kbt</text:p>
          </table:table-cell>
          <table:table-cell office:value-type="string" calcext:value-type="string">
            <text:p>deltaT</text:p>
          </table:table-cell>
          <table:table-cell/>
          <table:table-cell office:value-type="string" calcext:value-type="string">
            <text:p>k_off</text:p>
          </table:table-cell>
          <table:table-cell office:value-type="string" calcext:value-type="string">
            <text:p>P_off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table:formula="of:=0.00000005" office:value-type="float" office:value="0.00000005" calcext:value-type="float">
            <text:p>5E-08</text:p>
          </table:table-cell>
          <table:table-cell table:formula="of:=0.000000001" office:value-type="float" office:value="0.000000001" calcext:value-type="float">
            <text:p>1E-09</text:p>
          </table:table-cell>
          <table:table-cell table:formula="of:=310*1.38065E-023" office:value-type="float" office:value="4.280015E-021" calcext:value-type="float">
            <text:p>4.280015E-21</text:p>
          </table:table-cell>
          <table:table-cell table:formula="of:=0.0000001" office:value-type="float" office:value="0.0000001" calcext:value-type="float">
            <text:p>1E-07</text:p>
          </table:table-cell>
          <table:table-cell/>
          <table:table-cell table:formula="of:=[.C7]*EXP(1*([.D7]-[.D3])*[.E7]*[.E7]/(2*[.F7]))" office:value-type="float" office:value="2000.01156541347" calcext:value-type="float">
            <text:p>2000.01156541347</text:p>
          </table:table-cell>
          <table:table-cell table:formula="of:=1-EXP(-1*[.I7]*[.G7])" office:value-type="float" office:value="0.000199981157643303" calcext:value-type="float">
            <text:p>0.000199981157643</text:p>
          </table:table-cell>
          <table:table-cell table:number-columns-repeated="2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5"/>
          <table:table-cell table:formula="of:=1.38064852E-023*310" office:value-type="float" office:value="4.280010412E-021" calcext:value-type="float">
            <text:p>4.280010412E-21</text:p>
          </table:table-cell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00-00-00</text:date>, <text:time style:data-style-name="N2" text:time-value="18:15:48.848953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03:28.093591870</meta:creation-date>
    <dc:date>2020-05-01T18:32:05.469771620</dc:date>
    <meta:editing-duration>PT4H2M52S</meta:editing-duration>
    <meta:editing-cycles>7</meta:editing-cycles>
    <meta:generator>LibreOffice/6.0.7.3$Linux_X86_64 LibreOffice_project/00m0$Build-3</meta:generator>
    <meta:document-statistic meta:table-count="1" meta:cell-count="30" meta:object-count="0"/>
  </office:meta>
</office:document-meta>
</file>